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officeooo:rsid="001c64b7" officeooo:paragraph-rsid="001c64b7"/>
    </style:style>
    <style:style style:name="P2" style:family="paragraph" style:parent-style-name="Standard" style:list-style-name="L1">
      <style:text-properties style:font-name="Malgun Gothic" officeooo:rsid="001c64b7" officeooo:paragraph-rsid="001c64b7"/>
    </style:style>
    <style:style style:name="P3" style:family="paragraph" style:parent-style-name="Standard">
      <style:text-properties style:font-name="Malgun Gothic" officeooo:rsid="001dec43" officeooo:paragraph-rsid="001dec43"/>
    </style:style>
    <style:style style:name="P4" style:family="paragraph" style:parent-style-name="Standard" style:list-style-name="L2">
      <style:text-properties style:font-name="Malgun Gothic" officeooo:rsid="001dec43" officeooo:paragraph-rsid="001dec43"/>
    </style:style>
    <style:style style:name="P5" style:family="paragraph" style:parent-style-name="Standard" style:list-style-name="L3">
      <style:text-properties style:font-name="Malgun Gothic" officeooo:rsid="001dec43" officeooo:paragraph-rsid="001dec43"/>
    </style:style>
    <style:style style:name="P6" style:family="paragraph" style:parent-style-name="Standard" style:list-style-name="L4">
      <style:text-properties style:font-name="Malgun Gothic" officeooo:rsid="001dec43" officeooo:paragraph-rsid="001dec43"/>
    </style:style>
    <style:style style:name="P7" style:family="paragraph" style:parent-style-name="Standard" style:list-style-name="L5">
      <style:text-properties style:font-name="Malgun Gothic" officeooo:rsid="001dec43" officeooo:paragraph-rsid="001dec43"/>
    </style:style>
    <style:style style:name="P8" style:family="paragraph" style:parent-style-name="Standard">
      <style:text-properties style:font-name="Malgun Gothic" officeooo:rsid="001e3bd6" officeooo:paragraph-rsid="001e3bd6"/>
    </style:style>
    <style:style style:name="P9" style:family="paragraph" style:parent-style-name="Standard" style:list-style-name="L6">
      <style:text-properties style:font-name="Malgun Gothic" officeooo:rsid="001e3bd6" officeooo:paragraph-rsid="001e3bd6"/>
    </style:style>
    <style:style style:name="P10" style:family="paragraph" style:parent-style-name="Standard" style:list-style-name="L8">
      <style:text-properties style:font-name="Malgun Gothic" officeooo:rsid="001e3bd6" officeooo:paragraph-rsid="001e3bd6"/>
    </style:style>
    <style:style style:name="P11" style:family="paragraph" style:parent-style-name="Standard" style:list-style-name="L9">
      <style:text-properties style:font-name="Malgun Gothic" officeooo:rsid="001e3bd6" officeooo:paragraph-rsid="001e3bd6"/>
    </style:style>
    <style:style style:name="P12" style:family="paragraph" style:parent-style-name="Standard">
      <style:text-properties style:font-name="Malgun Gothic" officeooo:rsid="001f1772" officeooo:paragraph-rsid="001f1772"/>
    </style:style>
    <style:style style:name="P13" style:family="paragraph" style:parent-style-name="Standard" style:list-style-name="L10">
      <style:text-properties style:font-name="Malgun Gothic" officeooo:rsid="001f1772" officeooo:paragraph-rsid="001f1772"/>
    </style:style>
    <style:style style:name="P14" style:family="paragraph" style:parent-style-name="Standard" style:list-style-name="L11">
      <style:text-properties style:font-name="Malgun Gothic" officeooo:rsid="001f1772" officeooo:paragraph-rsid="001f1772"/>
    </style:style>
    <style:style style:name="P15" style:family="paragraph" style:parent-style-name="Standard">
      <style:text-properties style:font-name="Malgun Gothic" officeooo:rsid="00208d92" officeooo:paragraph-rsid="00208d92"/>
    </style:style>
    <style:style style:name="P16" style:family="paragraph" style:parent-style-name="Standard" style:list-style-name="L12">
      <style:text-properties style:font-name="Malgun Gothic" officeooo:rsid="00208d92" officeooo:paragraph-rsid="00208d92"/>
    </style:style>
    <style:style style:name="P17" style:family="paragraph" style:parent-style-name="Standard">
      <style:text-properties style:font-name="Malgun Gothic" officeooo:rsid="002255fc" officeooo:paragraph-rsid="002255fc"/>
    </style:style>
    <style:style style:name="P18" style:family="paragraph" style:parent-style-name="Standard">
      <style:text-properties style:font-name="Malgun Gothic" fo:font-weight="bold" officeooo:rsid="001f1772" officeooo:paragraph-rsid="001f1772" style:font-weight-asian="bold" style:font-weight-complex="bold"/>
    </style:style>
    <style:style style:name="P19" style:family="paragraph" style:parent-style-name="Standard">
      <style:text-properties style:font-name="Malgun Gothic" fo:font-weight="bold" officeooo:rsid="001e3bd6" officeooo:paragraph-rsid="001e3bd6" style:font-weight-asian="bold" style:font-weight-complex="bold"/>
    </style:style>
    <style:style style:name="P20" style:family="paragraph" style:parent-style-name="Standard">
      <style:text-properties style:font-name="Malgun Gothic" fo:font-weight="bold" officeooo:rsid="001dec43" officeooo:paragraph-rsid="001dec43" style:font-weight-asian="bold" style:font-weight-complex="bold"/>
    </style:style>
    <style:style style:name="P21" style:family="paragraph" style:parent-style-name="Standard">
      <style:text-properties style:font-name="Malgun Gothic" fo:font-weight="bold" officeooo:rsid="001c64b7" officeooo:paragraph-rsid="001c64b7" style:font-weight-asian="bold" style:font-weight-complex="bold"/>
    </style:style>
    <style:style style:name="P22" style:family="paragraph" style:parent-style-name="Standard">
      <style:text-properties style:font-name="Malgun Gothic" fo:font-weight="bold" officeooo:rsid="0024475a" officeooo:paragraph-rsid="0024475a" style:font-weight-asian="bold" style:font-weight-complex="bold"/>
    </style:style>
    <style:style style:name="P23" style:family="paragraph" style:parent-style-name="Standard">
      <style:text-properties style:font-name="Malgun Gothic" fo:font-weight="bold" officeooo:rsid="002525d9" officeooo:paragraph-rsid="002525d9" style:font-weight-asian="bold" style:font-weight-complex="bold"/>
    </style:style>
    <style:style style:name="P24" style:family="paragraph" style:parent-style-name="Standard" style:list-style-name="L13">
      <style:text-properties style:font-name="Malgun Gothic" fo:font-weight="normal" officeooo:rsid="0024475a" officeooo:paragraph-rsid="0024475a" style:font-weight-asian="normal" style:font-weight-complex="normal"/>
    </style:style>
    <style:style style:name="P25" style:family="paragraph" style:parent-style-name="Standard">
      <style:text-properties style:font-name="Malgun Gothic" fo:font-weight="normal" officeooo:rsid="002525d9" officeooo:paragraph-rsid="002525d9" style:font-weight-asian="normal" style:font-weight-complex="normal"/>
    </style:style>
    <style:style style:name="P26" style:family="paragraph" style:parent-style-name="Standard" style:list-style-name="L14">
      <style:text-properties style:font-name="Malgun Gothic" fo:font-weight="normal" officeooo:rsid="002525d9" officeooo:paragraph-rsid="002525d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text:span text:style-name="T1">Conditional Operators</text:span></text:p>
      <text:list xml:id="list1645864041" text:style-name="L4">
        <text:list-item>
          <text:p text:style-name="P6">There are a series of conditional operators for comparing values</text:p>
        </text:list-item>
      </text:list>
      <text:p text:style-name="P3"><text:tab/>&lt; (is less than)</text:p>
      <text:p text:style-name="P3"><text:tab/>&gt;(is greater than)</text:p>
      <text:p text:style-name="P3"><text:tab/>&lt;=(is less than or equal to)</text:p>
      <text:p text:style-name="P3"><text:tab/>&gt;=(is greater than or equal to)</text:p>
      <text:p text:style-name="P3"><text:tab/>==(i equal to)</text:p>
      <text:p text:style-name="P3"><text:tab/>!=(is not equal to)</text:p>
      <text:list xml:id="list3361802442" text:style-name="L5">
        <text:list-item>
          <text:p text:style-name="P7">These are the same as you expect from your math classes you've taken before:</text:p>
        </text:list-item>
      </text:list>
      <text:p text:style-name="P3">x &lt;= y, 5 &gt; 2, "hello" == "hello", "A" !="a"</text:p>
      <text:p text:style-name="P3"/>
      <text:p text:style-name="P3"/>
      <text:p text:style-name="P20">Variables:</text:p>
      <text:p text:style-name="P3">Integer is a whole number</text:p>
      <text:p text:style-name="P3"/>
      <text:p text:style-name="P3">Int takes up 8 bits, 16, 32, 64</text:p>
      <text:p text:style-name="P3">0-255 or -128 to +127</text:p>
      <text:p text:style-name="P3"/>
      <text:p text:style-name="P3">Float: Decimals</text:p>
      <text:p text:style-name="P3">Doubles: Large decimals</text:p>
      <text:p text:style-name="P3"/>
      <text:p text:style-name="P3">Strings: collections of characters (don't have a defined length)</text:p>
      <text:p text:style-name="P3">Char: 16 bit, which is the same as an Int (saved the same way)</text:p>
      <text:p text:style-name="P3"/>
      <text:p text:style-name="P3"/>
      <text:p text:style-name="P20">Variables:</text:p>
      <text:list xml:id="list1679617704" text:style-name="L3">
        <text:list-item>
          <text:p text:style-name="P5">Variables are a name for </text:p>
        </text:list-item>
        <text:list-item>
          <text:p text:style-name="P5">In C#, a variable can only</text:p>
        </text:list-item>
      </text:list>
      <text:p text:style-name="P1"/>
      <text:p text:style-name="P1"/>
      <text:p text:style-name="P21">An Aside: Scope</text:p>
      <text:list xml:id="list4212261571" text:style-name="L1">
        <text:list-item>
          <text:p text:style-name="P2">A conditional contains a block of code inside a larger block of code</text:p>
        </text:list-item>
        <text:list-item>
          <text:p text:style-name="P2">Inner bloacks of code have access to all of the variables within the parent scope</text:p>
        </text:list-item>
        <text:list-item>
          <text:p text:style-name="P2">Variables declared in an innder scope are only available to that scope and child scopes</text:p>
        </text:list-item>
        <text:list-item>
          <text:p text:style-name="P2">IDE Example</text:p>
        </text:list-item>
      </text:list>
      <text:p text:style-name="P3"/>
      <text:p text:style-name="P3"/>
      <text:p text:style-name="P20">If, Else If, Else</text:p>
      <text:list xml:id="list2620487705" text:style-name="L2">
        <text:list-item>
          <text:p text:style-name="P4">If statements can be strung together logically</text:p>
          <text:p text:style-name="P4"><text:soft-page-break/>If (condition is true){// do this}</text:p>
          <text:p text:style-name="P4">Else {// do this if the original condition is false}</text:p>
        </text:list-item>
        <text:list-item>
          <text:p text:style-name="P4">Multiple If statements can be strung together, the furst one that is true is executed</text:p>
          <text:p text:style-name="P4">If(condition is true){//do this}</text:p>
          <text:p text:style-name="P4">Else if (first condition is false, this condition is true){//do this instead}</text:p>
          <text:p text:style-name="P4">Else if (previous conditions are false, this condition is true){//do this instead}</text:p>
          <text:p text:style-name="P4">Else {//do this if all previous conditions are false}</text:p>
        </text:list-item>
      </text:list>
      <text:p text:style-name="P3"/>
      <text:p text:style-name="P3"/>
      <text:p text:style-name="P15"><text:span text:style-name="T1">Boolean Logic</text:span></text:p>
      <text:list xml:id="list4005387119" text:style-name="L12">
        <text:list-item>
          <text:p text:style-name="P16">Conditionals work by using true/false conditions.</text:p>
        </text:list-item>
        <text:list-item>
          <text:p text:style-name="P16">There are ways to combine conditions with terms like and, or, and not</text:p>
        </text:list-item>
        <text:list-item>
          <text:p text:style-name="P16">C# uses special characters for these</text:p>
          <text:list>
            <text:list-item>
              <text:p text:style-name="P16">== is Equal To</text:p>
            </text:list-item>
            <text:list-item>
              <text:p text:style-name="P16">&amp;&amp; is And</text:p>
            </text:list-item>
            <text:list-item>
              <text:p text:style-name="P16">|| is Or</text:p>
            </text:list-item>
            <text:list-item>
              <text:p text:style-name="P16">! is Not</text:p>
            </text:list-item>
          </text:list>
        </text:list-item>
      </text:list>
      <text:p text:style-name="P15"/>
      <text:p text:style-name="P15">-These combined conditionals are resolved with (parens) first ten left to right</text:p>
      <text:p text:style-name="P3"/>
      <text:p text:style-name="P3"/>
      <text:p text:style-name="P19">Case/Switch</text:p>
      <text:list xml:id="list1519285753" text:style-name="L6">
        <text:list-item>
          <text:p text:style-name="P9">Case/Switch is another way to show a long series of if/else if statements</text:p>
        </text:list-item>
      </text:list>
      <text:p text:style-name="P8"/>
      <text:p text:style-name="P8"/>
      <text:p text:style-name="P19">Switch Specifics</text:p>
      <text:list xml:id="list1336972670" text:style-name="L8">
        <text:list-item>
          <text:p text:style-name="P10">Switch statements allow for “fall through”</text:p>
          <text:p text:style-name="P10">Switch (value)</text:p>
          <text:p text:style-name="P10">{</text:p>
          <text:p text:style-name="P10">case 1:</text:p>
          <text:p text:style-name="P10">case 2:// some code that will run for 1 or 2</text:p>
          <text:p text:style-name="P10">break;</text:p>
          <text:p text:style-name="P10">default://code that will run for anything not 1 or 2</text:p>
          <text:p text:style-name="P10">break;</text:p>
          <text:p text:style-name="P10">}</text:p>
        </text:list-item>
        <text:list-item>
          <text:p text:style-name="P10">Keep hyour switch (and if statements) short and readable</text:p>
        </text:list-item>
      </text:list>
      <text:p text:style-name="P8"/>
      <text:p text:style-name="P8"/>
      <text:p text:style-name="P19">Recap:</text:p>
      <text:p text:style-name="P8"/>
      <text:list xml:id="list525454936" text:style-name="L9">
        <text:list-item>
          <text:p text:style-name="P11">We currently know how to:</text:p>
        </text:list-item>
        <text:list-item>
          <text:p text:style-name="P11">tale in input from console</text:p>
        </text:list-item>
        <text:list-item>
          <text:p text:style-name="P11"><text:soft-page-break/>write info to the console</text:p>
        </text:list-item>
        <text:list-item>
          <text:p text:style-name="P11">test for string length (and find more info about strings)</text:p>
        </text:list-item>
        <text:list-item>
          <text:p text:style-name="P11">perform certain code in certain conditions</text:p>
        </text:list-item>
        <text:list-item>
          <text:p text:style-name="P11">save values in named variables</text:p>
        </text:list-item>
      </text:list>
      <text:p text:style-name="P8"/>
      <text:p text:style-name="P8"/>
      <text:p text:style-name="P18">Loops:</text:p>
      <text:list xml:id="list1610132036" text:style-name="L10">
        <text:list-item>
          <text:p text:style-name="P13">A loop is a block of cade that has a conditional wrapped around it and will repeat as long as that condition is true</text:p>
        </text:list-item>
        <text:list-item>
          <text:p text:style-name="P13">At its most basic, it is just an if statement that repeats</text:p>
        </text:list-item>
      </text:list>
      <text:p text:style-name="P12"/>
      <text:p text:style-name="P12">if (true){//do some code}</text:p>
      <text:p text:style-name="P12">While(true){//repeat this code froever</text:p>
      <text:p text:style-name="P12"/>
      <text:p text:style-name="P12"/>
      <text:p text:style-name="P18">While Loops:</text:p>
      <text:list xml:id="list2660611390" text:style-name="L11">
        <text:list-item>
          <text:p text:style-name="P14">While(conditional){//perform this code}</text:p>
        </text:list-item>
        <text:list-item>
          <text:p text:style-name="P14">This code will repeat over and over again until the conditional is false</text:p>
        </text:list-item>
        <text:list-item>
          <text:p text:style-name="P14">You should probably have something in the {} code block that will eventually end up with the conditional becoming false</text:p>
        </text:list-item>
        <text:list-item>
          <text:p text:style-name="P14">If you don’t do that, you have an infinite loop which should be avoided at all times (seriously, always have an out, even if it is hitting alt+f4)</text:p>
        </text:list-item>
      </text:list>
      <text:p text:style-name="P17"/>
      <text:p text:style-name="P17"/>
      <text:p text:style-name="P22">For Loop:</text:p>
      <text:list xml:id="list219291030" text:style-name="L13">
        <text:list-item>
          <text:p text:style-name="P24">For Loops are a loop that has a bit of special formatting at the beginning that lets you easily set up a counting conditional for (int I; I &lt;10;i++)</text:p>
          <text:p text:style-name="P24">{ //perform this code }</text:p>
        </text:list-item>
        <text:list-item>
          <text:p text:style-name="P24">There are three parts to the statement. The setup (int I), the conditional (i&lt;10) and the iterator (i++)</text:p>
          <text:list>
            <text:list-item>
              <text:p text:style-name="P24">The setup is run once at the beginning of the statements</text:p>
            </text:list-item>
            <text:list-item>
              <text:p text:style-name="P24">The conditional is checked before the block is run</text:p>
            </text:list-item>
            <text:list-item>
              <text:p text:style-name="P24">The iterator runs each time the block of code is completed</text:p>
            </text:list-item>
          </text:list>
        </text:list-item>
        <text:list-item>
          <text:p text:style-name="P24">This is a little cleaner than using a while loop for everything</text:p>
        </text:list-item>
      </text:list>
      <text:p text:style-name="P25"/>
      <text:p text:style-name="P25"/>
      <text:p text:style-name="P25">(++ or – means + or – 1 and += means any number after example: counter++ means counter = counter + 1)</text:p>
      <text:p text:style-name="P25"/>
      <text:p text:style-name="P25">for loops are for iterating over something – mostly used for arrays</text:p>
      <text:p text:style-name="P25"/>
      <text:p text:style-name="P25"/>
      <text:p text:style-name="P23"><text:soft-page-break/>Arrays:</text:p>
      <text:p text:style-name="P25">Arrays starts at zero</text:p>
      <text:list xml:id="list464883763" text:style-name="L14">
        <text:list-item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9:26:47.091000000</meta:creation-date>
    <dc:date>2017-02-23T15:39:14.067000000</dc:date>
    <meta:editing-duration>PT20H38M43S</meta:editing-duration>
    <meta:editing-cycles>2</meta:editing-cycles>
    <meta:generator>LibreOffice/5.3.0.3$Windows_X86_64 LibreOffice_project/7074905676c47b82bbcfbea1aeefc84afe1c50e1</meta:generator>
    <meta:document-statistic meta:table-count="0" meta:image-count="0" meta:object-count="0" meta:page-count="4" meta:paragraph-count="87" meta:word-count="696" meta:character-count="3606" meta:non-whitespace-character-count="3040"/>
  </office:meta>
</office:document-meta>
</file>